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927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0c1380" officeooo:paragraph-rsid="000c1380"/>
    </style:style>
    <style:style style:name="P2" style:family="paragraph" style:parent-style-name="Standard">
      <style:text-properties style:text-underline-style="solid" style:text-underline-width="auto" style:text-underline-color="font-color" officeooo:rsid="000c1380" officeooo:paragraph-rsid="000c1380"/>
    </style:style>
    <style:style style:name="P3" style:family="paragraph" style:parent-style-name="Standard">
      <style:text-properties fo:color="#000000" officeooo:rsid="000c1380" officeooo:paragraph-rsid="000c1380" fo:background-color="transparent"/>
    </style:style>
    <style:style style:name="P4" style:family="paragraph" style:parent-style-name="Standard">
      <style:text-properties fo:color="#000000" officeooo:rsid="00148954" officeooo:paragraph-rsid="00148954" fo:background-color="transparent"/>
    </style:style>
    <style:style style:name="P5" style:family="paragraph" style:parent-style-name="Standard">
      <style:text-properties fo:color="#000000" style:text-underline-style="solid" style:text-underline-width="auto" style:text-underline-color="font-color" officeooo:rsid="000c1380" officeooo:paragraph-rsid="000c1380" fo:background-color="transparent"/>
    </style:style>
    <style:style style:name="P6" style:family="paragraph" style:parent-style-name="Standard">
      <style:text-properties fo:color="#000000" style:text-underline-style="solid" style:text-underline-width="auto" style:text-underline-color="font-color" fo:font-weight="normal" officeooo:rsid="000c1380" officeooo:paragraph-rsid="000c1380" fo:background-color="transparent" style:font-weight-asian="normal" style:font-weight-complex="normal"/>
    </style:style>
    <style:style style:name="P7" style:family="paragraph" style:parent-style-name="Standard">
      <style:text-properties fo:color="#000000" style:text-underline-style="solid" style:text-underline-width="auto" style:text-underline-color="font-color" fo:font-weight="normal" officeooo:rsid="000c1380" officeooo:paragraph-rsid="00133fd5" fo:background-color="transparent" style:font-weight-asian="normal" style:font-weight-complex="normal"/>
    </style:style>
    <style:style style:name="P8" style:family="paragraph" style:parent-style-name="Standard">
      <style:text-properties fo:color="#000000" style:text-underline-style="solid" style:text-underline-width="auto" style:text-underline-color="font-color" fo:font-weight="normal" officeooo:rsid="000c1380" officeooo:paragraph-rsid="0020b592" fo:background-color="transparent" style:font-weight-asian="normal" style:font-weight-complex="normal"/>
    </style:style>
    <style:style style:name="P9" style:family="paragraph" style:parent-style-name="Standard">
      <style:text-properties fo:color="#000000" style:text-underline-style="solid" style:text-underline-width="auto" style:text-underline-color="font-color" fo:font-weight="bold" officeooo:rsid="0028795d" officeooo:paragraph-rsid="0028795d" fo:background-color="transparent" style:font-weight-asian="bold" style:font-weight-complex="bold"/>
    </style:style>
    <style:style style:name="P10" style:family="paragraph" style:parent-style-name="Standard">
      <style:text-properties fo:color="#000000" style:text-underline-style="none" fo:font-weight="bold" officeooo:rsid="0015fa14" officeooo:paragraph-rsid="0015fa14" fo:background-color="transparent" style:font-weight-asian="bold" style:font-weight-complex="bold"/>
    </style:style>
    <style:style style:name="P11" style:family="paragraph" style:parent-style-name="Standard">
      <style:text-properties fo:color="#000000" style:text-underline-style="none" fo:font-weight="normal" officeooo:rsid="0019278a" officeooo:paragraph-rsid="0019278a" fo:background-color="transparent" style:font-weight-asian="normal" style:font-weight-complex="normal"/>
    </style:style>
    <style:style style:name="P12" style:family="paragraph" style:parent-style-name="Standard">
      <style:text-properties fo:color="#000000" style:text-underline-style="none" fo:font-weight="normal" officeooo:rsid="001cc058" officeooo:paragraph-rsid="001cc058" fo:background-color="transparent" style:font-weight-asian="normal" style:font-weight-complex="normal"/>
    </style:style>
    <style:style style:name="P13" style:family="paragraph" style:parent-style-name="Standard">
      <style:text-properties fo:color="#000000" style:text-underline-style="none" fo:font-weight="normal" officeooo:rsid="00245f5c" officeooo:paragraph-rsid="00245f5c" fo:background-color="transparent" style:font-weight-asian="normal" style:font-weight-complex="normal"/>
    </style:style>
    <style:style style:name="P14" style:family="paragraph" style:parent-style-name="Standard">
      <style:text-properties fo:color="#000000" style:text-underline-style="none" fo:font-weight="normal" officeooo:rsid="0028795d" officeooo:paragraph-rsid="0028795d" fo:background-color="transparent" style:font-weight-asian="normal" style:font-weight-complex="normal"/>
    </style:style>
    <style:style style:name="P15" style:family="paragraph" style:parent-style-name="Standard">
      <style:text-properties fo:color="#000000" fo:font-weight="bold" officeooo:rsid="00148954" officeooo:paragraph-rsid="0015fa14" fo:background-color="transparent" style:font-weight-asian="bold" style:font-weight-complex="bold"/>
    </style:style>
    <style:style style:name="P16" style:family="paragraph" style:parent-style-name="Table_20_Contents">
      <style:text-properties fo:color="#000000" officeooo:rsid="000c1380" fo:background-color="transparent"/>
    </style:style>
    <style:style style:name="P17" style:family="paragraph" style:parent-style-name="Table_20_Contents">
      <style:text-properties fo:color="#000000" officeooo:rsid="000c1380" officeooo:paragraph-rsid="000c1380" fo:background-color="transparent"/>
    </style:style>
    <style:style style:name="P18" style:family="paragraph" style:parent-style-name="Standard" style:list-style-name="L1">
      <style:text-properties fo:color="#000000" style:text-underline-style="none" fo:font-weight="normal" officeooo:rsid="0025f195" officeooo:paragraph-rsid="0025f195" fo:background-color="transparent" style:font-weight-asian="normal" style:font-weight-complex="normal"/>
    </style:style>
    <style:style style:name="P19" style:family="paragraph" style:parent-style-name="Standard" style:list-style-name="L2">
      <style:text-properties fo:color="#000000" style:text-underline-style="none" fo:font-weight="normal" officeooo:rsid="001cc058" officeooo:paragraph-rsid="001cc058" fo:background-color="transparent" style:font-weight-asian="normal" style:font-weight-complex="normal"/>
    </style:style>
    <style:style style:name="P20" style:family="paragraph" style:parent-style-name="Standard" style:list-style-name="L2">
      <style:text-properties fo:color="#000000" style:text-underline-style="none" fo:font-weight="normal" officeooo:rsid="000c1380" officeooo:paragraph-rsid="000c1380" fo:background-color="transparent" style:font-weight-asian="normal" style:font-weight-complex="normal"/>
    </style:style>
    <style:style style:name="P21" style:family="paragraph" style:parent-style-name="Standard" style:list-style-name="L2">
      <style:text-properties fo:color="#000000" style:text-underline-style="none" fo:font-weight="normal" officeooo:rsid="000c5f48" officeooo:paragraph-rsid="000c5f48" fo:background-color="transparent" style:font-weight-asian="normal" style:font-weight-complex="normal"/>
    </style:style>
    <style:style style:name="P22" style:family="paragraph" style:parent-style-name="Standard" style:list-style-name="L2">
      <style:text-properties fo:color="#000000" style:text-underline-style="none" fo:font-weight="normal" officeooo:rsid="0020b592" officeooo:paragraph-rsid="0020b592" fo:background-color="transparent" style:font-weight-asian="normal" style:font-weight-complex="normal"/>
    </style:style>
    <style:style style:name="P23" style:family="paragraph" style:parent-style-name="Standard" style:list-style-name="L2">
      <style:text-properties fo:color="#000000" style:text-underline-style="none" fo:font-weight="normal" officeooo:rsid="001cd581" officeooo:paragraph-rsid="0022eabc" fo:background-color="transparent" style:font-weight-asian="normal" style:font-weight-complex="normal"/>
    </style:style>
    <style:style style:name="P24" style:family="paragraph" style:parent-style-name="Standard" style:list-style-name="L2">
      <style:text-properties fo:color="#000000" style:text-underline-style="none" fo:font-weight="normal" officeooo:rsid="001eb001" officeooo:paragraph-rsid="0022eabc" fo:background-color="transparent" style:font-weight-asian="normal" style:font-weight-complex="normal"/>
    </style:style>
    <style:style style:name="P25" style:family="paragraph" style:parent-style-name="Standard" style:list-style-name="L2">
      <style:text-properties fo:color="#000000" style:text-underline-style="none" fo:font-weight="normal" officeooo:rsid="001eb001" officeooo:paragraph-rsid="001eb001" fo:background-color="transparent" style:font-weight-asian="normal" style:font-weight-complex="normal"/>
    </style:style>
    <style:style style:name="P26" style:family="paragraph" style:parent-style-name="Standard" style:list-style-name="L1">
      <style:text-properties fo:color="#000000" style:text-underline-style="none" fo:font-weight="normal" officeooo:rsid="0029f0ac" officeooo:paragraph-rsid="0029f0ac" fo:background-color="transparent" style:font-weight-asian="normal" style:font-weight-complex="normal"/>
    </style:style>
    <style:style style:name="P27" style:family="paragraph" style:parent-style-name="Standard" style:list-style-name="L2">
      <style:text-properties fo:color="#000000" style:text-underline-style="none" fo:font-weight="normal" officeooo:rsid="002ac354" officeooo:paragraph-rsid="002ac354" fo:background-color="transparent" style:font-weight-asian="normal" style:font-weight-complex="normal"/>
    </style:style>
    <style:style style:name="P28" style:family="paragraph" style:parent-style-name="Standard" style:list-style-name="L1">
      <style:text-properties fo:color="#000000" style:text-underline-style="none" fo:font-weight="normal" officeooo:rsid="002ac354" officeooo:paragraph-rsid="002ac354" fo:background-color="transparent" style:font-weight-asian="normal" style:font-weight-complex="normal"/>
    </style:style>
    <style:style style:name="T1" style:family="text">
      <style:text-properties officeooo:rsid="000f2fd0"/>
    </style:style>
    <style:style style:name="T2" style:family="text">
      <style:text-properties officeooo:rsid="0015fa14"/>
    </style:style>
    <style:style style:name="T3" style:family="text">
      <style:text-properties officeooo:rsid="001fbcb0"/>
    </style:style>
    <style:style style:name="T4" style:family="text">
      <style:text-properties officeooo:rsid="0020b592"/>
    </style:style>
    <style:style style:name="T5" style:family="text">
      <style:text-properties officeooo:rsid="0025f195"/>
    </style:style>
    <style:style style:name="T6" style:family="text">
      <style:text-properties officeooo:rsid="002615d2"/>
    </style:style>
    <style:style style:name="T7" style:family="text">
      <style:text-properties officeooo:rsid="00275f9e"/>
    </style:style>
    <style:style style:name="T8" style:family="text">
      <style:text-properties officeooo:rsid="00292af1"/>
    </style:style>
    <style:style style:name="T9" style:family="text">
      <style:text-properties officeooo:rsid="002ac354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lestone Report #<text:span text:style-name="T8">2</text:span></text:p>
      <text:p text:style-name="P1"/>
      <text:p text:style-name="P1">Team Name: <text:s/>Roc<text:span text:style-name="T1">k </text:span>Box</text:p>
      <text:p text:style-name="P1">Game Name: Sonsu</text:p>
      <text:p text:style-name="P1"/>
      <text:p text:style-name="P2">Rol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Damien Baca</text:p>
          </table:table-cell>
          <table:table-cell table:style-name="Table1.A1" office:value-type="string">
            <text:p text:style-name="P16">Technical Director</text:p>
          </table:table-cell>
        </table:table-row>
        <table:table-row>
          <table:table-cell table:style-name="Table1.A1" office:value-type="string">
            <text:p text:style-name="P17">Sarah Janzen</text:p>
          </table:table-cell>
          <table:table-cell table:style-name="Table1.A1" office:value-type="string">
            <text:p text:style-name="P17">Producer</text:p>
          </table:table-cell>
        </table:table-row>
        <table:table-row>
          <table:table-cell table:style-name="Table1.A1" office:value-type="string">
            <text:p text:style-name="P17">Andrei Morozov</text:p>
          </table:table-cell>
          <table:table-cell table:style-name="Table1.A1" office:value-type="string">
            <text:p text:style-name="P17">Product Manager</text:p>
          </table:table-cell>
        </table:table-row>
        <table:table-row>
          <table:table-cell table:style-name="Table1.A1" office:value-type="string">
            <text:p text:style-name="P17">Kacey Yeo</text:p>
          </table:table-cell>
          <table:table-cell table:style-name="Table1.A1" office:value-type="string">
            <text:p text:style-name="P17">Lead Designer</text:p>
          </table:table-cell>
        </table:table-row>
      </table:table>
      <text:p text:style-name="P3"/>
      <text:p text:style-name="P3">Degree Program: BSCS</text:p>
      <text:p text:style-name="P3"/>
      <text:p text:style-name="P3">High Concept: </text:p>
      <text:p text:style-name="P3"/>
      <text:p text:style-name="P3">Linkes: <text:s text:c="2"/><text:a xlink:type="simple" xlink:href="https://github.com/Gamerlios123/GAM150_Project" text:style-name="Internet_20_link">https://github.com/Gamerlios123/GAM150_Project</text:a></text:p>
      <text:p text:style-name="P4"/>
      <text:p text:style-name="P5">Work Done</text:p>
      <text:p text:style-name="P5"/>
      <text:list xml:id="list6490560608117712193" text:style-name="L1">
        <text:list-item>
          <text:p text:style-name="P26">Implemented weapon switching using the r and f key (2 hours)</text:p>
        </text:list-item>
        <text:list-item>
          <text:p text:style-name="P26">Implemented side UI display for weapons (2 hours)</text:p>
        </text:list-item>
        <text:list-item>
          <text:p text:style-name="P26">Fixed a major bug having to do with collision (30 min)</text:p>
        </text:list-item>
        <text:list-item>
          <text:p text:style-name="P26">RocBox Splash Screen (1 hour)</text:p>
        </text:list-item>
        <text:list-item>
          <text:p text:style-name="P26">Merged all builds and fixed any bugs between them (2 hours)</text:p>
        </text:list-item>
        <text:list-item>
          <text:p text:style-name="P26">Added <text:span text:style-name="T9">f</text:span>ullscreen capability (1 hour)</text:p>
        </text:list-item>
        <text:list-item>
          <text:p text:style-name="P28">Did art for the weapon display Icons</text:p>
        </text:list-item>
      </text:list>
      <text:p text:style-name="P13"/>
      <text:p text:style-name="P9">TOTAL – 50 Hours</text:p>
      <text:list xml:id="list2949810257355" text:continue-numbering="true" text:style-name="L1">
        <text:list-header>
          <text:p text:style-name="P18"/>
        </text:list-header>
      </text:list>
      <text:p text:style-name="P11"><text:tab/></text:p>
      <text:p text:style-name="P15"><text:span text:style-name="T7">Estimated </text:span>LOC <text:span text:style-name="T2">with spacing and braces</text:span>: <text:span text:style-name="T6">2500</text:span></text:p>
      <text:p text:style-name="P10"><text:span text:style-name="T7">Estimated </text:span>LOC with no spacing and no braces: <text:span text:style-name="T5">1400</text:span></text:p>
      <text:p text:style-name="P7"/>
      <text:p text:style-name="P6">Files Worked On</text:p>
      <text:p text:style-name="P6"/>
      <text:list xml:id="list980877399695401651" text:style-name="L2">
        <text:list-item>
          <text:p text:style-name="P20">Level.c <text:s text:c="2"/>Level.h</text:p>
        </text:list-item>
        <text:list-item>
          <text:p text:style-name="P20">Object.c <text:s text:c="2"/>Objec.h</text:p>
        </text:list-item>
        <text:list-item>
          <text:p text:style-name="P21">Main.c <text:s text:c="2"/>Main.h</text:p>
        </text:list-item>
        <text:list-item>
          <text:p text:style-name="P21">Sound.c <text:s text:c="2"/>Sound.h</text:p>
        </text:list-item>
        <text:list-item>
          <text:p text:style-name="P21">GameStateManager.c <text:s text:c="2"/>GameStateManager.h</text:p>
        </text:list-item>
        <text:list-item>
          <text:p text:style-name="P21">GameStates.h</text:p>
        </text:list-item>
        <text:list-item>
          <text:p text:style-name="P21">Matrix2D.c <text:s text:c="2"/>Matrix2D.h</text:p>
        </text:list-item>
        <text:list-item>
          <text:p text:style-name="P21">Collision2D.c <text:s text:c="2"/>Collision2D.h</text:p>
        </text:list-item>
        <text:list-item>
          <text:p text:style-name="P21">Vector2D.c <text:s text:c="2"/>Vector2D.h</text:p>
        </text:list-item>
        <text:list-item>
          <text:p text:style-name="P21">FPS.c <text:s text:c="2"/>FPS.h</text:p>
        </text:list-item>
        <text:list-item>
          <text:p text:style-name="P19">Collision_Check.c <text:s/>Collision_Check.h</text:p>
        </text:list-item>
      </text:list>
      <text:p text:style-name="P12"/>
      <text:p text:style-name="P12"><text:soft-page-break/></text:p>
      <text:p text:style-name="P12"/>
      <text:p text:style-name="P8">Files Worked On <text:span text:style-name="T4">continued…</text:span></text:p>
      <text:p text:style-name="P8"/>
      <text:list xml:id="list2949370884954" text:continue-numbering="true" text:style-name="L2">
        <text:list-item>
          <text:p text:style-name="P22">Menu.c <text:s text:c="2"/>Menu.h</text:p>
        </text:list-item>
        <text:list-item>
          <text:p text:style-name="P22">UI.c <text:s/>UI.h</text:p>
        </text:list-item>
        <text:list-item>
          <text:p text:style-name="P23">DigipenSplash.c <text:s text:c="2"/>DigipenSplash.c</text:p>
        </text:list-item>
        <text:list-item>
          <text:p text:style-name="P24">HighScoreDisplay.c <text:s/>HighScoreDisplay.<text:span text:style-name="T3">h</text:span></text:p>
        </text:list-item>
        <text:list-item>
          <text:p text:style-name="P27">RocBoxSplash.c RocBoxSpalsh.h</text:p>
          <text:p text:style-name="P25"/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Baca</meta:initial-creator>
    <meta:creation-date>2016-02-07T14:57:54.202502684</meta:creation-date>
    <dc:date>2016-04-15T00:29:49.187064225</dc:date>
    <dc:creator>Damien Baca</dc:creator>
    <meta:editing-duration>PT1H19M5S</meta:editing-duration>
    <meta:editing-cycles>25</meta:editing-cycles>
    <meta:generator>LibreOffice/4.2.8.2$Linux_X86_64 LibreOffice_project/420m0$Build-2</meta:generator>
    <meta:document-statistic meta:table-count="1" meta:image-count="0" meta:object-count="0" meta:page-count="2" meta:paragraph-count="47" meta:word-count="175" meta:character-count="1124" meta:non-whitespace-character-count="987"/>
  </office:meta>
</office:document-meta>
</file>